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1_1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, FF 1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/text:p>
      <text:p text:style-name="P5">Signed letter<text:tab/><text:tab/><text:tab/><text:tab/><text:tab/>Y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2 Iyar 5614</text:p>
      <text:p text:style-name="P5">Date (derived from Gregorian calendar)<text:tab/>April 1854</text:p>
      <text:p text:style-name="P5">Month<text:tab/><text:tab/><text:tab/><text:tab/><text:tab/><text:tab/>April</text:p>
      <text:p text:style-name="P5">Year<text:tab/><text:tab/><text:tab/><text:tab/><text:tab/><text:tab/>1854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ennsylvania<text:tab/> <text:s text:c="2"/><text:tab/>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/text:p>
      <text:p text:style-name="P5">Stamp</text:p>
      <text:p text:style-name="P5">Postmark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A photocopy and typewritten transcription of this letter is available in Box 19, FF 2.</text:p>
      <text:p text:style-name="P5"/>
      <text:p text:style-name="P5">VII Transcription</text:p>
      <text:p text:style-name="P2">(Symbols: <text:s/>? = uncertain; [ ] = supplied information; / = end of line)</text:p>
      <text:p text:style-name="P2"/>
      <text:p text:style-name="P2">[Page 1]</text:p>
      <text:p text:style-name="P3">31 New St/</text:p>
      <text:p text:style-name="P3">Philadelphia 2d Iyar 5614/</text:p>
      <text:p text:style-name="P2">My dear friend/</text:p>
      <text:p text:style-name="P2"><text:tab/>What sin have I committed towards/ you that you should have thus stripped/ me of the merit which I coveted?/</text:p>
      <text:p text:style-name="P2">See now the mischief you have done: I was/ rejoicing within myself that it was in my/ power to impart knowledge for the sake/ of the good it works, and not with the/ object of obtaining material recompense,/ when your elegant present stealthily intruded/ upon those pleasurable feelings./</text:p>
      <text:p text:style-name="P2">Your marked progress was an ample/ requital for the slight exertion which your/ study requires of me, but you thought your=/=self under an obligation, and in your pride/ would discharge it./</text:p>
      <text:p text:style-name="P2"/>
      <text:p text:style-name="P2">[Page 2]</text:p>
      <text:p text:style-name="P2">But what! <text:s/>Ought I to reject a token/ which, at all events, bespeaks your appre=/=ciation of learning? <text:s/>No, I shall accept/ it thankfully, and [crossed-out: by that it should] preserve it/ [crossed-out: last long, so I may for a certain period/ have] as a memento of your esteem towards/</text:p>
      <text:p text:style-name="P2"><text:tab/>yours truly/</text:p>
      <text:p text:style-name="P2"><text:tab/>S.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1T11:42:16</meta:creation-date>
    <dc:date>2012-03-15T11:56:28.37</dc:date>
    <dc:language>en-US</dc:language>
    <meta:editing-cycles>3</meta:editing-cycles>
    <meta:editing-duration>PT00H04M08S</meta:editing-duration>
    <dc:creator>Penn Libraries</dc:creator>
    <meta:document-statistic meta:table-count="0" meta:image-count="0" meta:object-count="0" meta:page-count="2" meta:paragraph-count="72" meta:word-count="351" meta:character-count="2325"/>
    <meta:user-defined meta:name="Info 1"/>
    <meta:user-defined meta:name="Info 2"/>
    <meta:user-defined meta:name="Info 3"/>
    <meta:user-defined meta:name="Info 4"/>
  </office:meta>
</office:document-meta>
</file>